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D00000231066E4FE6EF5B1AF7.png" manifest:media-type="image/png"/>
  <manifest:file-entry manifest:full-path="Pictures/10000201000003BB0000005AB9305BE3628264E2.png" manifest:media-type="image/png"/>
  <manifest:file-entry manifest:full-path="Pictures/10000201000003550000023CBE019F8D67F59D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er_20_defecte" presentation:presentation-page-layout-name="AL1T0">
        <draw:frame draw:style-name="gr1" draw:text-style-name="P1" draw:layer="layout" svg:width="12.2cm" svg:height="8.181cm" svg:x="1cm" svg:y="1cm">
          <draw:image xlink:href="Pictures/10000201000003550000023CBE019F8D67F59D87.png" xlink:type="simple" xlink:show="embed" xlink:actuate="onLoad" loext:mime-type="image/png">
            <text:p/>
          </draw:image>
        </draw:frame>
        <draw:frame draw:style-name="gr1" draw:text-style-name="P1" draw:layer="layout" svg:width="12.39cm" svg:height="8.225cm" svg:x="14.41cm" svg:y="1cm">
          <draw:image xlink:href="Pictures/100002010000034D00000231066E4FE6EF5B1AF7.png" xlink:type="simple" xlink:show="embed" xlink:actuate="onLoad" loext:mime-type="image/png">
            <text:p/>
          </draw:image>
        </draw:frame>
        <draw:frame draw:style-name="gr1" draw:text-style-name="P1" draw:layer="layout" svg:width="16.067cm" svg:height="1.513cm" svg:x="6.6cm" svg:y="12.6cm">
          <draw:image xlink:href="Pictures/10000201000003BB0000005AB9305BE3628264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 Guimerà Brunet</meta:initial-creator>
    <meta:creation-date>2022-02-21T12:37:19.200086913</meta:creation-date>
    <dc:date>2022-02-21T12:44:13.130579117</dc:date>
    <dc:creator>Anton Guimerà Brunet</dc:creator>
    <meta:editing-duration>PT6M54S</meta:editing-duration>
    <meta:editing-cycles>1</meta:editing-cycles>
    <meta:document-statistic meta:object-count="26"/>
    <meta:generator>LibreOffice/6.4.7.2$Linux_X86_64 LibreOffice_project/40$Build-2</meta:generator>
  </office:meta>
</office:document-meta>
</file>